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61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6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font-style="normal" style:font-style-asian="normal" style:font-style-complex="normal"/>
    </style:style>
    <style:style style:name="T20" style:family="text">
      <style:text-properties style:text-position="sub 58%" style:font-name="Times New Roman1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font-style="italic" style:font-style-asian="italic" style:font-style-complex="italic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1" fo:font-style="normal" style:font-style-asian="normal" style:font-style-complex="normal"/>
    </style:style>
    <style:style style:name="T30" style:family="text">
      <style:text-properties style:font-name="Times New Roman" fo:language="en" fo:country="US" fo:background-color="transparent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style:font-name="Times New Roman" fo:background-color="transparent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3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7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normal" style:font-style-asian="normal" style:font-style-complex="normal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5" style:family="text">
      <style:text-properties style:font-name="Arial1" style:font-name-asian="Times New Roman" style:font-name-complex="Arial1" style:font-weight-complex="bold"/>
    </style:style>
    <style:style style:name="T46" style:family="text">
      <style:text-properties style:font-weight-complex="bold"/>
    </style:style>
    <style:style style:name="T47" style:family="text">
      <style:text-properties fo:font-size="6pt" style:font-size-asian="6pt" style:font-size-complex="6pt"/>
    </style:style>
    <style:style style:name="T48" style:family="text">
      <style:text-properties fo:background-color="transparent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CALIBRATION CERTIFICATE</text:p>
      <text:p text:style-name="P34"><text:span text:style-name="T35">Type: </text:span><text:span text:style-name="T34">Radiation monitor AT6130</text:span><text:span text:style-name="T36">С</text:span><text:span text:style-name="T8"><text:tab/></text:span><text:span text:style-name="T6">Date of calibration: </text:span><text:span text:style-name="T4">$date</text:span><text:span text:style-name="T3">.</text:span></text:p>
      <text:p text:style-name="P9"/>
      <text:p text:style-name="P6"><text:span text:style-name="T12">S</text:span><text:span text:style-name="T41">/</text:span><text:span text:style-name="T12">N</text:span><text:span text:style-name="T41">: </text:span><text:span text:style-name="T12"><text:s text:c="2"/></text:span><text:span text:style-name="T42">$allSerial</text:span><text:tab/></text:p>
      <text:p text:style-name="P10"/>
      <text:p text:style-name="P3">Measurement limits: </text:p>
      <text:p text:style-name="Standard"><text:span text:style-name="T5">from 0.1 </text:span><text:span text:style-name="T44"></text:span><text:span text:style-name="T5">Sv/h to 1 mSv/h, </text:span></text:p>
      <text:p text:style-name="P7"/>
      <text:p text:style-name="P4"><text:span text:style-name="T43">Measurement error: </text:span><text:span text:style-name="T45">±</text:span><text:span text:style-name="T46">20</text:span> %</text:p>
      <text:p text:style-name="P15"/>
      <text:p text:style-name="P3">Operating conditions:</text:p>
      <text:list xml:id="list3282667558820935404" text:style-name="L1">
        <text:list-item>
          <text:p text:style-name="P44"><text:span text:style-name="T11">Air temperature<text:tab/></text:span><text:span text:style-name="T38"><text:tab/><text:tab/><text:tab/>+</text:span><text:span text:style-name="T11">$temp</text:span><text:span text:style-name="T38"> °</text:span><text:span text:style-name="T11">C</text:span></text:p>
        </text:list-item>
        <text:list-item>
          <text:p text:style-name="P44"><text:span text:style-name="T11">Atmospheric pressure<text:tab/></text:span><text:span text:style-name="T11"><text:tab/><text:tab/><text:tab/>98,5 kPa</text:span></text:p>
        </text:list-item>
        <text:list-item>
          <text:p text:style-name="P44"><text:span text:style-name="T11">Relative humidity<text:tab/><text:tab/></text:span><text:span text:style-name="T11"><text:tab/><text:tab/>$vlag %</text:span></text:p>
        </text:list-item>
        <text:list-item>
          <text:p text:style-name="P45">Gamma radiation background<text:tab/><text:tab/><text:tab/>$bground <text:s/>nSv/h</text:p>
        </text:list-item>
      </text:list>
      <text:p text:style-name="Standard"><text:span text:style-name="Знак_20_примечания"><text:span text:style-name="T47"/></text:span></text:p>
      <text:p text:style-name="P33"><text:span text:style-name="Знак_20_примечания"><text:span text:style-name="T7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33">Radiation monitor AT6130C</text:span><text:span text:style-name="T2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1.B2" table:number-rows-spanned="3" office:value-type="string">
            <text:p text:style-name="P57">Radia-tion source <text:s/>number</text:p>
          </table:table-cell>
          <table:table-cell table:style-name="t1.B2" table:number-rows-spanned="3" office:value-type="string">
            <text:p text:style-name="P48">Distan-ce to source, </text:p>
            <text:p text:style-name="P49">R, сm</text:p>
          </table:table-cell>
          <table:table-cell table:style-name="t1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1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1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14">H</text:span><text:span text:style-name="T15">1</text:span></text:p>
          </table:table-cell>
          <table:table-cell table:style-name="t1.D3" office:value-type="string">
            <text:p text:style-name="P37"><text:span text:style-name="T10">H</text:span><text:span text:style-name="T15">2</text:span></text:p>
          </table:table-cell>
          <table:table-cell table:style-name="t1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Sv/h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1.A5" office:value-type="string">
            <text:p text:style-name="P13">7 Sv/h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Sv/h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mSv/h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33">Radiation monitor AT6130C</text:span><text:span text:style-name="T2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2.B2" table:number-rows-spanned="3" office:value-type="string">
            <text:p text:style-name="P57">Radia-tion source <text:s/>number</text:p>
          </table:table-cell>
          <table:table-cell table:style-name="t2.B2" table:number-rows-spanned="3" office:value-type="string">
            <text:p text:style-name="P48">Distan-ce to source, </text:p>
            <text:p text:style-name="P49">R, сm</text:p>
          </table:table-cell>
          <table:table-cell table:style-name="t2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2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2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8"><text:span text:style-name="T14">H</text:span><text:span text:style-name="T15">1</text:span></text:p>
          </table:table-cell>
          <table:table-cell table:style-name="t2.D3" office:value-type="string">
            <text:p text:style-name="P37"><text:span text:style-name="T10">H</text:span><text:span text:style-name="T15">2</text:span></text:p>
          </table:table-cell>
          <table:table-cell table:style-name="t2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Sv/h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2.A5" office:value-type="string">
            <text:p text:style-name="P13">7 Sv/h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Sv/h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0.7 mSv/h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33">Radiation monitor AT6130C</text:span><text:span text:style-name="T2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3.B2" table:number-rows-spanned="3" office:value-type="string">
            <text:p text:style-name="P57">Radia-tion source <text:s/>number</text:p>
          </table:table-cell>
          <table:table-cell table:style-name="t3.B2" table:number-rows-spanned="3" office:value-type="string">
            <text:p text:style-name="P48">Distan-ce to source, </text:p>
            <text:p text:style-name="P49">R, сm</text:p>
          </table:table-cell>
          <table:table-cell table:style-name="t3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3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3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8"><text:span text:style-name="T14">H</text:span><text:span text:style-name="T15">1</text:span></text:p>
          </table:table-cell>
          <table:table-cell table:style-name="t3.D3" office:value-type="string">
            <text:p text:style-name="P37"><text:span text:style-name="T10">H</text:span><text:span text:style-name="T15">2</text:span></text:p>
          </table:table-cell>
          <table:table-cell table:style-name="t3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Sv/h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3.A5" office:value-type="string">
            <text:p text:style-name="P13">7 Sv/h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Sv/h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0.7 mSv/h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33">Radiation monitor AT6130C</text:span><text:span text:style-name="T2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4.B2" table:number-rows-spanned="3" office:value-type="string">
            <text:p text:style-name="P57">Radia-tion source <text:s/>number</text:p>
          </table:table-cell>
          <table:table-cell table:style-name="t4.B2" table:number-rows-spanned="3" office:value-type="string">
            <text:p text:style-name="P48">Distan-ce to source, </text:p>
            <text:p text:style-name="P49">R, сm</text:p>
          </table:table-cell>
          <table:table-cell table:style-name="t4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4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4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8"><text:span text:style-name="T14">H</text:span><text:span text:style-name="T15">1</text:span></text:p>
          </table:table-cell>
          <table:table-cell table:style-name="t4.D3" office:value-type="string">
            <text:p text:style-name="P37"><text:span text:style-name="T10">H</text:span><text:span text:style-name="T15">2</text:span></text:p>
          </table:table-cell>
          <table:table-cell table:style-name="t4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Sv/h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4.A5" office:value-type="string">
            <text:p text:style-name="P13">7 Sv/h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Sv/h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0.7 mSv/h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33">Radiation monitor AT6130C</text:span><text:span text:style-name="T2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5.B2" table:number-rows-spanned="3" office:value-type="string">
            <text:p text:style-name="P57">Radia-tion source <text:s/>number</text:p>
          </table:table-cell>
          <table:table-cell table:style-name="t5.B2" table:number-rows-spanned="3" office:value-type="string">
            <text:p text:style-name="P48">Distan-ce to source, </text:p>
            <text:p text:style-name="P49">R, сm</text:p>
          </table:table-cell>
          <table:table-cell table:style-name="t5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5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5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8"><text:span text:style-name="T14">H</text:span><text:span text:style-name="T15">1</text:span></text:p>
          </table:table-cell>
          <table:table-cell table:style-name="t5.D3" office:value-type="string">
            <text:p text:style-name="P37"><text:span text:style-name="T10">H</text:span><text:span text:style-name="T15">2</text:span></text:p>
          </table:table-cell>
          <table:table-cell table:style-name="t5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Sv/h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5.A5" office:value-type="string">
            <text:p text:style-name="P13">7 Sv/h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Sv/h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0.7 mSv/h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33">Radiation monitor AT6130C</text:span><text:span text:style-name="T2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6.B2" table:number-rows-spanned="3" office:value-type="string">
            <text:p text:style-name="P57">Radia-tion source <text:s/>number</text:p>
          </table:table-cell>
          <table:table-cell table:style-name="t6.B2" table:number-rows-spanned="3" office:value-type="string">
            <text:p text:style-name="P48">Distan-ce to source, </text:p>
            <text:p text:style-name="P49">R, сm</text:p>
          </table:table-cell>
          <table:table-cell table:style-name="t6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6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6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8"><text:span text:style-name="T14">H</text:span><text:span text:style-name="T15">1</text:span></text:p>
          </table:table-cell>
          <table:table-cell table:style-name="t6.D3" office:value-type="string">
            <text:p text:style-name="P37"><text:span text:style-name="T10">H</text:span><text:span text:style-name="T15">2</text:span></text:p>
          </table:table-cell>
          <table:table-cell table:style-name="t6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Sv/h</text:p>
          </table:table-cell>
          <table:table-cell table:style-name="t6.B5" office:value-type="string">
            <text:p text:style-name="P14">$6-30</text:p>
          </table:table-cell>
          <table:table-cell table:style-name="t6.B5" office:value-type="string">
            <text:p text:style-name="P14">$6-40</text:p>
          </table:table-cell>
          <table:table-cell table:style-name="t6.B5" office:value-type="string">
            <text:p text:style-name="P14">$6-50</text:p>
          </table:table-cell>
          <table:table-cell table:style-name="t6.B5" office:value-type="string">
            <text:p text:style-name="P14">$6-60</text:p>
          </table:table-cell>
          <table:table-cell table:style-name="t6.B5" office:value-type="string">
            <text:p text:style-name="P14">$6-70</text:p>
          </table:table-cell>
          <table:table-cell table:style-name="t6.B5" office:value-type="string">
            <text:p text:style-name="P14">$6-80</text:p>
          </table:table-cell>
          <table:table-cell table:style-name="t6.B5" office:value-type="string">
            <text:p text:style-name="P14">$6-00</text:p>
          </table:table-cell>
          <table:table-cell table:style-name="t6.B5" office:value-type="string">
            <text:p text:style-name="P14">$6-10</text:p>
          </table:table-cell>
          <table:table-cell table:style-name="t6.B5" office:value-type="string">
            <text:p text:style-name="P14">$6-20</text:p>
          </table:table-cell>
          <table:table-cell table:style-name="t6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6.A5" office:value-type="string">
            <text:p text:style-name="P13">7 Sv/h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0 Sv/h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0.7 mSv/h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33">Radiation monitor AT6130C</text:span><text:span text:style-name="T2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7.B2" table:number-rows-spanned="3" office:value-type="string">
            <text:p text:style-name="P57">Radia-tion source <text:s/>number</text:p>
          </table:table-cell>
          <table:table-cell table:style-name="t7.B2" table:number-rows-spanned="3" office:value-type="string">
            <text:p text:style-name="P48">Distan-ce to source, </text:p>
            <text:p text:style-name="P49">R, сm</text:p>
          </table:table-cell>
          <table:table-cell table:style-name="t7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7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7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8"><text:span text:style-name="T14">H</text:span><text:span text:style-name="T15">1</text:span></text:p>
          </table:table-cell>
          <table:table-cell table:style-name="t7.D3" office:value-type="string">
            <text:p text:style-name="P37"><text:span text:style-name="T10">H</text:span><text:span text:style-name="T15">2</text:span></text:p>
          </table:table-cell>
          <table:table-cell table:style-name="t7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Sv/h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7.A5" office:value-type="string">
            <text:p text:style-name="P13">7 Sv/h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Sv/h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0.7 mSv/h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33">Radiation monitor AT6130C</text:span><text:span text:style-name="T24"> S/</text:span>N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8.B2" table:number-rows-spanned="3" office:value-type="string">
            <text:p text:style-name="P57">Radia-tion source <text:s/>number</text:p>
          </table:table-cell>
          <table:table-cell table:style-name="t8.B2" table:number-rows-spanned="3" office:value-type="string">
            <text:p text:style-name="P48">Distan-ce to source, </text:p>
            <text:p text:style-name="P49">R, сm</text:p>
          </table:table-cell>
          <table:table-cell table:style-name="t8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8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8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8"><text:span text:style-name="T14">H</text:span><text:span text:style-name="T15">1</text:span></text:p>
          </table:table-cell>
          <table:table-cell table:style-name="t8.D3" office:value-type="string">
            <text:p text:style-name="P37"><text:span text:style-name="T10">H</text:span><text:span text:style-name="T15">2</text:span></text:p>
          </table:table-cell>
          <table:table-cell table:style-name="t8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Sv/h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8.A5" office:value-type="string">
            <text:p text:style-name="P13">7 Sv/h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Sv/h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0.7 mSv/h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33">Radiation monitor AT6130C</text:span><text:span text:style-name="T2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9.B2" table:number-rows-spanned="3" office:value-type="string">
            <text:p text:style-name="P57">Radia-tion source <text:s/>number</text:p>
          </table:table-cell>
          <table:table-cell table:style-name="t9.B2" table:number-rows-spanned="3" office:value-type="string">
            <text:p text:style-name="P48">Distan-ce to source, </text:p>
            <text:p text:style-name="P49">R, сm</text:p>
          </table:table-cell>
          <table:table-cell table:style-name="t9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9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9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8"><text:span text:style-name="T14">H</text:span><text:span text:style-name="T15">1</text:span></text:p>
          </table:table-cell>
          <table:table-cell table:style-name="t9.D3" office:value-type="string">
            <text:p text:style-name="P37"><text:span text:style-name="T10">H</text:span><text:span text:style-name="T15">2</text:span></text:p>
          </table:table-cell>
          <table:table-cell table:style-name="t9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Sv/h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9.A5" office:value-type="string">
            <text:p text:style-name="P13">7 Sv/h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Sv/h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0.7 mSv/h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33">Radiation monitor AT6130C</text:span><text:span text:style-name="T2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47">Dose rate at check point <text:span text:style-name="T26">Ḣ</text:span><text:span text:style-name="T23">oi</text:span><text:span text:style-name="T40">(10)</text:span></text:p>
          </table:table-cell>
          <table:table-cell table:style-name="t10.B2" table:number-rows-spanned="3" office:value-type="string">
            <text:p text:style-name="P57">Radia-tion source <text:s/>number</text:p>
          </table:table-cell>
          <table:table-cell table:style-name="t10.B2" table:number-rows-spanned="3" office:value-type="string">
            <text:p text:style-name="P48">Distan-ce to source, </text:p>
            <text:p text:style-name="P49">R, сm</text:p>
          </table:table-cell>
          <table:table-cell table:style-name="t10.B2" table:number-columns-spanned="5" office:value-type="string">
            <text:p text:style-name="P38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48"><text:span text:style-name="T32">Relative gamma radiation dose rate measure-ment</text:span> error</text:p>
            <text:p text:style-name="P55"><text:span text:style-name="T26">θ</text:span><text:span text:style-name="T19">пр</text:span><text:span text:style-name="T20">i</text:span>, %</text:p>
          </table:table-cell>
          <table:table-cell table:style-name="t10.B2" table:number-rows-spanned="3" office:value-type="string">
            <text:p text:style-name="P52">Confidence limit of the intrinsic <text:s/>relative error <text:span text:style-name="T29">Δ</text:span><text:span text:style-name="T22">i</text:span>, % during calibration</text:p>
          </table:table-cell>
          <table:table-cell table:style-name="t10.K2" table:number-rows-spanned="3" office:value-type="string">
            <text:p text:style-name="P50">Limits of intrinsic relative error, </text:p>
            <text:p text:style-name="P50">% </text:p>
            <text:p text:style-name="P50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7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37"><text:span text:style-name="T9">Measured value</text:span> <text:span text:style-name="T26">Ḣ</text:span><text:span text:style-name="T13">*</text:span><text:span text:style-name="T16">i</text:span><text:span text:style-name="T3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7"><text:span text:style-name="T9">Average value</text:span>, <text:span text:style-name="T10">H</text:span><text:span text:style-name="T16">i</text:span><text:span text:style-name="T3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8"><text:span text:style-name="T14">H</text:span><text:span text:style-name="T15">1</text:span></text:p>
          </table:table-cell>
          <table:table-cell table:style-name="t10.D3" office:value-type="string">
            <text:p text:style-name="P37"><text:span text:style-name="T10">H</text:span><text:span text:style-name="T15">2</text:span></text:p>
          </table:table-cell>
          <table:table-cell table:style-name="t10.D3" office:value-type="string">
            <text:p text:style-name="P37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Sv/h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4" office:value-type="string">
            <text:p text:style-name="P13">±<text:span text:style-name="T24">20</text:span></text:p>
          </table:table-cell>
        </table:table-row>
        <table:table-row>
          <table:table-cell table:style-name="t10.A5" office:value-type="string">
            <text:p text:style-name="P13">7 Sv/h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Sv/h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0.7 mSv/h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ext:p text:style-name="P61"/>
      <text:p text:style-name="P40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6T16:17:47.74</dc:date>
    <meta:print-date>2019-04-03T15:18:00</meta:print-date>
    <meta:editing-cycles>149</meta:editing-cycles>
    <meta:editing-duration>PT11H8M34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4" meta:character-count="6807"/>
  </office:meta>
</office:document-meta>
</file>